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5.969cm" svg:x="1.381cm" svg:y="1.3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2" draw:layer="layout" svg:width="1.397cm" svg:height="0.889cm" svg:x="5.445cm" svg:y="1.762cm">
          <text:p text:style-name="P1"><text:span text:style-name="T1">Laptop</text:span></text:p>
        </draw:rect>
        <draw:rect draw:style-name="gr2" draw:text-style-name="P3" draw:layer="layout" svg:width="2.286cm" svg:height="1.397cm" svg:x="2.27cm" svg:y="1.635cm">
          <text:p text:style-name="P1"><text:span text:style-name="T2">Joystick </text:span></text:p>
          <text:p text:style-name="P1"><text:span text:style-name="T2">Inputs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4-25T13:48:21.87</meta:creation-date>
    <dc:date>2015-04-25T13:55:49.97</dc:date>
    <meta:editing-duration>PT7M28S</meta:editing-duration>
    <meta:editing-cycles>1</meta:editing-cycles>
    <meta:document-statistic meta:object-count="3"/>
    <meta:generator>OpenOffice/4.1.1$Win32 OpenOffice.org_project/411m6$Build-9775</meta:generator>
  </office:meta>
</office:document-meta>
</file>